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Footer">
      <style:paragraph-properties fo:text-align="center" style:justify-single-word="false"/>
      <style:text-properties officeooo:paragraph-rsid="0008de16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Standard">
      <style:text-properties officeooo:paragraph-rsid="0008de16"/>
    </style:style>
    <style:style style:name="P16" style:family="paragraph" style:parent-style-name="Table_20_Contents">
      <style:text-properties officeooo:paragraph-rsid="0008de16"/>
    </style:style>
    <style:style style:name="P17" style:family="paragraph" style:parent-style-name="Table_20_Contents">
      <style:paragraph-properties fo:text-align="start" style:justify-single-word="false" fo:widows="1"/>
      <style:text-properties style:font-name="Times New Roman" fo:font-size="12pt" officeooo:paragraph-rsid="0008de16" style:font-size-asian="12pt" style:font-size-complex="12pt"/>
    </style:style>
    <style:style style:name="P18" style:family="paragraph" style:parent-style-name="Table_20_Contents" style:list-style-name="L2">
      <style:paragraph-properties fo:text-align="start" style:justify-single-word="false" fo:widows="1"/>
      <style:text-properties style:font-name="Times New Roman" fo:font-size="12pt" officeooo:rsid="0008de16" officeooo:paragraph-rsid="0008de16" style:font-size-asian="12pt" style:font-size-complex="12pt"/>
    </style:style>
    <style:style style:name="P19" style:family="paragraph">
      <style:paragraph-properties style:writing-mode="lr-tb"/>
    </style:style>
    <style:style style:name="P20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df2d9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6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1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3" style:family="text">
      <style:text-properties fo:font-size="8pt" style:font-size-asian="8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07ca56"/>
    </style:style>
    <style:style style:name="T19" style:family="text">
      <style:text-properties officeooo:rsid="0023114a"/>
    </style:style>
    <style:style style:name="T20" style:family="text">
      <style:text-properties fo:font-variant="normal" fo:text-transform="none" fo:color="#000000" fo:letter-spacing="normal" fo:font-style="normal" fo:font-weight="normal"/>
    </style:style>
    <style:style style:name="T21" style:family="text">
      <style:text-properties fo:font-variant="normal" fo:text-transform="none" fo:color="#000000" fo:letter-spacing="normal" fo:font-style="normal" fo:font-weight="normal" officeooo:rsid="001f90df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719790767456" text:id="ct14071979076745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719698036560" text:id="ct1407196980365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72863232" text:id="ct140719772863232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719776484352" text:id="ct140719776484352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719776785488" text:id="ct140719776785488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40719790767456"/><text:change-start text:change-id="ct140719698036560"/>Adopt<text:change-end text:change-id="ct140719698036560"/>ed<text:change-start text:change-id="ct140719772863232"/> as a <text:change-end text:change-id="ct140719772863232"/>NMRA <text:span text:style-name="T18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7">Adopted</text:span> column in the <text:span text:style-name="T16">Version History</text:span> table below.</text:p>
      <text:h text:style-name="Heading_20_1" text:outline-level="1"><text:change text:change-id="ct140719776484352"/><text:change-start text:change-id="ct140719776785488"/>Version History<text:change-end text:change-id="ct140719776785488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P16">Initial version <text:span text:style-name="T19">submitted for public comment</text:span></text:p>
          </table:table-cell>
        </table:table-row>
        <table:table-row>
          <table:table-cell table:style-name="Table2.A2" office:value-type="string">
            <text:p text:style-name="P15"><text:span text:style-name="Page_20_Number"><text:span text:style-name="T4">Feb 6, 2016</text:span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P17"><text:span text:style-name="T20">Minor grammatical corrections and </text:span><text:span text:style-name="T21">readability</text:span><text:span text:style-name="T20"> improvements </text:span><text:span text:style-name="T21">as well as the following specific changes:</text:span></text:p>
            <text:list xml:id="list9038559573226271442" text:style-name="L2">
              <text:list-item>
                <text:p text:style-name="P18">Moved <text:span text:style-name="T22">2.5.1.1 MERG CBUS</text:span> section down to section <text:span text:style-name="T22">2.5.3.2 MERG CBUS</text:span></text:p>
              </text:list-item>
              <text:list-item>
                <text:p text:style-name="P18">Significantly expanded the explanations for all the subsections of <text:span text:style-name="T22">2.5 Allocation</text:span> section</text:p>
              </text:list-item>
            </text:list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Lucida Sans1" svg:font-family="'Lucida Sans'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  <style:text-properties officeooo:paragraph-rsid="0008de16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08d25c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1df2d9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fo:font-weight="bold" officeooo:rsid="001bc2d2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4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8T09:02:40.946804168" text:date-adjust="PT1440H00M00S">Apr 8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6</text:span></text:span><text:span text:style-name="Page_20_Number"><text:span text:style-name="MT9">, 201</text:span></text:span><text:span text:style-name="Page_20_Number"><text:span text:style-name="MT10">6</text:span></text:span></text:p>
            </table:table-cell>
            <table:table-cell table:style-name="Table1.C1" office:value-type="string">
              <text:p text:style-name="MP12"><text:span text:style-name="MT11">TN-</text:span><text:span text:style-name="MT12">9.7.0.4</text:span><text:span text:style-name="MT13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9</meta:editing-cycles>
    <meta:editing-duration>PT20H2M2S</meta:editing-duration>
    <meta:generator>LibreOffice/4.4.0.3$MacOSX_X86_64 LibreOffice_project/de093506bcdc5fafd9023ee680b8c60e3e0645d7</meta:generator>
    <dc:date>2016-02-08T09:02:40.797495000</dc:date>
    <meta:printed-by>Bob Jacobsen</meta:printed-by>
    <meta:print-date>2010-09-15T08:46:04</meta:print-date>
    <meta:document-statistic meta:table-count="2" meta:image-count="0" meta:object-count="0" meta:page-count="1" meta:paragraph-count="18" meta:word-count="122" meta:character-count="759" meta:non-whitespace-character-count="650"/>
  </office:meta>
</office:document-meta>
</file>